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23f" officeooo:paragraph-rsid="00163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 for rdss. </text:p>
      <text:p text:style-name="P1"/>
      <text:p text:style-name="P1">Have fu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4:33:53.656953853</meta:creation-date>
    <dc:date>2014-08-15T14:34:18.690536051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39" meta:non-whitespace-character-count="31"/>
    <meta:generator>LibreOffice/4.2.4.2$Linux_x86 LibreOffice_project/420m0$Build-2</meta:generator>
  </office:meta>
</office:document-meta>
</file>